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800000008097A79302.jpg"/>
  <manifest:file-entry manifest:media-type="image/png" manifest:full-path="Pictures/100002000000005D000002584CC204D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8c735a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dash" draw:stroke-dash="Dash_20_10" svg:stroke-width="0.018cm" svg:stroke-color="#000000" draw:stroke-linejoin="miter" svg:stroke-linecap="round" draw:fill="solid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3" style:family="graphic" style:parent-style-name="standard" style:list-style-name="L5">
      <style:graphic-properties draw:stroke="dash" draw:stroke-dash="Dash_20_10" svg:stroke-width="0.018cm" svg:stroke-color="#000000" draw:stroke-linejoin="miter" svg:stroke-linecap="round" draw:fill="solid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4" style:family="graphic" style:parent-style-name="standard" style:list-style-name="L5">
      <style:graphic-properties draw:stroke="dash" draw:stroke-dash="Dash_20_10" svg:stroke-width="0.018cm" svg:stroke-color="#000000" draw:stroke-linejoin="miter" svg:stroke-linecap="round" draw:fill="solid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5" style:family="graphic" style:parent-style-name="standard" style:list-style-name="L5">
      <style:graphic-properties draw:stroke="solid" svg:stroke-width="0.035cm" svg:stroke-color="#000000" draw:stroke-linejoin="miter" svg:stroke-linecap="squar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6" style:family="graphic" style:parent-style-name="standard" style:list-style-name="L5">
      <style:graphic-properties draw:stroke="solid" svg:stroke-width="0.035cm" svg:stroke-color="#000000" draw:stroke-linejoin="miter" svg:stroke-linecap="squar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7" style:family="graphic" style:parent-style-name="standard" style:list-style-name="L5">
      <style:graphic-properties draw:stroke="solid" svg:stroke-width="0.035cm" svg:stroke-color="#000000" draw:stroke-linejoin="miter" svg:stroke-linecap="squar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8" style:family="graphic" style:parent-style-name="standard" style:list-style-name="L5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9" style:family="graphic" style:parent-style-name="standard" style:list-style-name="L5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10" style:family="graphic" style:parent-style-name="standard" style:list-style-name="L5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11" style:family="graphic" style:parent-style-name="standard" style:list-style-name="L5">
      <style:graphic-properties draw:stroke="none" draw:fill="none" draw:fill-color="#fcfdc6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offset-x="0.212cm" draw:shadow-offset-y="0.212cm" draw:shadow-color="#a08366"/>
    </style:style>
    <style:style style:name="gr12" style:family="graphic" style:parent-style-name="standard" style:list-style-name="L5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13" style:family="graphic" style:parent-style-name="standard" style:list-style-name="L5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14" style:family="graphic" style:parent-style-name="standard" style:list-style-name="L5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15" style:family="graphic" style:parent-style-name="standard" style:list-style-name="L5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16" style:family="graphic" style:parent-style-name="standard" style:list-style-name="L5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17" style:family="graphic" style:parent-style-name="standard" style:list-style-name="L5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18" style:family="graphic" style:parent-style-name="standard" style:list-style-name="L5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19" style:family="graphic" style:parent-style-name="standard" style:list-style-name="L5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20" style:family="graphic" style:parent-style-name="standard" style:list-style-name="L5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21" style:family="graphic" style:parent-style-name="standard" style:list-style-name="L5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22" style:family="graphic" style:parent-style-name="standard" style:list-style-name="L5">
      <style:graphic-properties draw:stroke="none" draw:fill="none" draw:fill-color="#fcfdc6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offset-x="0.212cm" draw:shadow-offset-y="0.212cm" draw:shadow-color="#a08366"/>
    </style:style>
    <style:style style:name="pr1" style:family="presentation" style:parent-style-name="Titel1-title">
      <style:graphic-properties draw:stroke="none" draw:fill="none" draw:fill-color="#ce9964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a08366"/>
    </style:style>
    <style:style style:name="pr2" style:family="presentation" style:parent-style-name="Titel1-subtitle">
      <style:graphic-properties draw:stroke="none" draw:fill="none" draw:fill-color="#ce9964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el1-notes">
      <style:graphic-properties draw:fill-color="#ffffff" fo:min-height="11.43cm"/>
    </style:style>
    <style:style style:name="pr4" style:family="presentation" style:parent-style-name="Standaard-title">
      <style:graphic-properties draw:stroke="none" draw:fill="none" draw:fill-color="#ce9964" draw:textarea-horizontal-align="left" draw:textarea-vertical-align="middle" draw:auto-grow-height="false" draw:auto-grow-width="false" fo:min-height="2.916cm" fo:min-width="0cm" fo:padding-top="0.13cm" fo:padding-bottom="0.13cm" fo:padding-left="0.25cm" fo:padding-right="0.25cm" fo:wrap-option="wrap" draw:shadow-offset-x="0.035cm" draw:shadow-color="#a08366"/>
    </style:style>
    <style:style style:name="pr5" style:family="presentation" style:parent-style-name="Standaard-outline1">
      <style:graphic-properties draw:stroke="none" draw:fill="none" draw:fill-color="#ce9964" draw:textarea-horizontal-align="left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Standaard-notes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.282cm" fo:margin-bottom="0cm" fo:line-height="90%" fo:text-indent="0cm"/>
    </style:style>
    <style:style style:name="P6" style:family="paragraph">
      <style:paragraph-properties fo:margin-left="0cm" fo:margin-right="0cm" fo:margin-top="0.246cm" fo:margin-bottom="0cm" fo:line-height="90%" fo:text-indent="0cm"/>
    </style:style>
    <style:style style:name="P7" style:family="paragraph">
      <style:paragraph-properties fo:margin-left="0cm" fo:margin-right="0cm" fo:margin-top="0.246cm" fo:margin-bottom="0cm" fo:text-indent="0cm"/>
    </style:style>
    <style:style style:name="P8" style:family="paragraph">
      <style:paragraph-properties fo:margin-left="0cm" fo:margin-right="0cm" fo:margin-top="0.396cm" fo:margin-bottom="0cm" fo:line-height="100%" fo:text-align="center" fo:text-indent="0cm" style:writing-mode="lr-tb"/>
    </style:style>
    <style:style style:name="P9" style:family="paragraph">
      <style:paragraph-properties fo:margin-left="0cm" fo:margin-right="0cm" fo:margin-top="0.396cm" fo:margin-bottom="0cm" fo:line-height="100%" fo:text-align="center" fo:text-indent="0cm" style:writing-mode="lr-tb" style:font-independent-line-spacing="true"/>
    </style:style>
    <style:style style:name="P10" style:family="paragraph">
      <style:paragraph-properties fo:margin-left="0cm" fo:margin-right="0cm" fo:margin-top="0.352cm" fo:margin-bottom="0cm" fo:line-height="100%" fo:text-indent="0cm" style:writing-mode="lr-tb"/>
    </style:style>
    <style:style style:name="P11" style:family="paragraph">
      <style:paragraph-properties fo:margin-left="0cm" fo:margin-right="0cm" fo:margin-top="0.352cm" fo:margin-bottom="0cm" fo:line-height="100%" fo:text-indent="0cm" style:writing-mode="lr-tb" style:font-independent-line-spacing="true"/>
    </style:style>
    <style:style style:name="P12" style:family="paragraph">
      <style:paragraph-properties fo:margin-left="0cm" fo:margin-right="0cm" fo:margin-top="0.211cm" fo:margin-bottom="0cm" fo:line-height="90%" fo:text-indent="0cm"/>
    </style:style>
    <style:style style:name="P13" style:family="paragraph">
      <style:paragraph-properties fo:margin-left="0cm" fo:margin-right="0cm" fo:margin-top="0.211cm" fo:margin-bottom="0cm" fo:text-indent="0cm"/>
    </style:style>
    <style:style style:name="P14" style:family="paragraph">
      <style:paragraph-properties fo:margin-left="0cm" fo:margin-right="0cm" fo:margin-top="0.529cm" fo:margin-bottom="0cm" fo:line-height="100%" fo:text-align="center" fo:text-indent="0cm" style:writing-mode="lr-tb"/>
    </style:style>
    <style:style style:name="P15" style:family="paragraph">
      <style:paragraph-properties fo:margin-left="0cm" fo:margin-right="0cm" fo:margin-top="0.529cm" fo:margin-bottom="0cm" fo:line-height="100%" fo:text-align="center" fo:text-indent="0cm" style:writing-mode="lr-tb" style:font-independent-line-spacing="true"/>
    </style:style>
    <style:style style:name="P16" style:family="paragraph">
      <style:paragraph-properties fo:margin-left="0cm" fo:margin-right="0cm" fo:margin-top="0.176cm" fo:margin-bottom="0cm" fo:line-height="90%" fo:text-indent="0cm"/>
    </style:style>
    <style:style style:name="P17" style:family="paragraph">
      <style:paragraph-properties fo:margin-left="0.952cm" fo:margin-right="0cm" fo:margin-top="0.105cm" fo:margin-bottom="0cm" fo:line-height="100%" fo:text-indent="-0.952cm"/>
    </style:style>
    <style:style style:name="P18" style:family="paragraph">
      <style:paragraph-properties fo:margin-left="0cm" fo:margin-right="0cm" fo:margin-top="0.211cm" fo:margin-bottom="0cm" fo:line-height="90%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9" style:family="paragraph">
      <style:paragraph-properties fo:margin-left="0.952cm" fo:margin-right="0cm" fo:margin-top="0.105cm" fo:margin-bottom="0cm" fo:line-height="90%" fo:text-indent="-0.952cm"/>
    </style:style>
    <style:style style:name="P20" style:family="paragraph">
      <style:paragraph-properties fo:margin-left="0.952cm" fo:margin-right="0cm" fo:margin-top="0.123cm" fo:margin-bottom="0cm" fo:line-height="90%" fo:text-indent="-0.952cm"/>
    </style:style>
    <style:style style:name="P21" style:family="paragraph">
      <style:paragraph-properties fo:margin-left="0.952cm" fo:margin-right="0cm" fo:margin-top="0.246cm" fo:margin-bottom="0cm" fo:text-indent="-0.952cm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color="#000000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000000" fo:font-family="Arial" style:font-family-generic="swiss" style:font-pitch="variable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4" style:family="text">
      <style:text-properties fo:color="#000000" fo:font-family="Arial" style:font-family-generic="swiss" style:font-pitch="variable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5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6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0000" fo:font-family="Arial" style:font-family-generic="swiss" style:font-pitch="variable" fo:font-weight="bold" style:font-weight-asian="bold" style:font-weight-complex="bold"/>
    </style:style>
    <style:style style:name="T10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1" style:family="text">
      <style:text-properties fo:font-family="'Lucida Console'" style:font-family-generic="modern" style:font-pitch="fixed" fo:font-size="12pt" fo:language="en" fo:country="US" style:font-size-asian="12pt" style:language-asian="en" style:country-asian="US" style:font-size-complex="12pt" style:language-complex="en" style:country-complex="US"/>
    </style:style>
    <style:style style:name="T12" style:family="text">
      <style:text-properties fo:color="#000000"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family="Symbol" style:font-family-generic="roman" style:font-pitch="variable" style:font-charset="x-symbol" fo:font-size="24pt" fo:language="en" fo:country="US" style:font-family-asian="Symbol" style:font-family-generic-asian="roman" style:font-pitch-asian="variable" style:font-charset-asian="x-symbol" style:font-size-asian="24pt" style:language-asian="en" style:country-asian="US" style:font-family-complex="Symbol" style:font-family-generic-complex="roman" style:font-pitch-complex="variable" style:font-charset-complex="x-symbol" style:font-size-complex="24pt" style:language-complex="en" style:country-complex="US"/>
    </style:style>
    <style:style style:name="T14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15" style:family="text">
      <style:text-properties fo:font-family="'Lucida Console'" style:font-family-generic="modern" style:font-pitch="fixed" fo:font-size="14pt" fo:language="en" fo:country="US" style:font-size-asian="14pt" style:language-asian="en" style:country-asian="US" style:font-size-complex="14pt" style:language-complex="en" style:country-complex="US"/>
    </style:style>
    <style:style style:name="T16" style:family="text">
      <style:text-properties fo:color="#000000" style:text-position="30% 58%" fo:font-family="Arial" style:font-family-generic="swiss" style:font-pitch="variable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996633" fo:font-size="100%"/>
      </text:list-level-style-number>
    </text:list-style>
    <text:list-style style:name="L2">
      <text:list-level-style-number text:level="1" style:num-format="">
        <style:list-level-properties/>
        <style:text-properties fo:color="#ce9964" fo:font-size="9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ce9964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ce9964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ce9964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ce9964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ce9964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ce9964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ce9964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ce9964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ce9964" fo:font-size="100%"/>
      </text:list-level-style-bullet>
    </text:list-style>
    <text:list-style style:name="L3">
      <text:list-level-style-bullet text:level="1" text:bullet-char="">
        <style:list-level-properties text:min-label-width="0.952cm"/>
        <style:text-properties fo:font-family="'Monotype Sorts'" style:font-pitch="variable" style:font-charset="x-symbol" fo:color="#ce9964" fo:font-size="9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ce9964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ce9964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402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402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402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402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402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402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402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402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402000" fo:font-size="100%"/>
      </text:list-level-style-bullet>
    </text:list-style>
    <text:list-style style:name="L6">
      <text:list-level-style-number text:level="1" style:num-format="">
        <style:list-level-properties/>
        <style:text-properties fo:color="#ce9964" fo:font-size="9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ce9964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</text:list-style>
  </office:automatic-styles>
  <office:body>
    <office:presentation>
      <presentation:date-time-decl presentation:name="dtd1" presentation:source="fixed">Nov 12, 1999</presentation:date-time-decl>
      <draw:page draw:name="Secrets of VDct: Replacing dictation components in Dragon NaturallySpeaking" draw:style-name="dp1" draw:master-page-name="Titel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3.175cm" svg:x="2.672cm" svg:y="5.348cm" presentation:class="title" presentation:user-transformed="true">
          <draw:text-box>
            <text:list text:style-name="L1">
              <text:list-header>
                <text:p text:style-name="P1"><text:span text:style-name="T1">Secrets of VDct:</text:span><text:span text:style-name="T1"><text:line-break/></text:span><text:span text:style-name="T1">Replacing dictation components in Dragon NaturallySpeaking</text:span></text:p>
              </text:list-header>
            </text:list>
          </draw:text-box>
        </draw:frame>
        <draw:frame presentation:style-name="pr2" draw:text-style-name="P2" draw:layer="layout" svg:width="17.78cm" svg:height="4.868cm" svg:x="4.577cm" svg:y="10.385cm" presentation:class="subtitle" presentation:user-transformed="true">
          <draw:text-box>
            <text:list text:style-name="L2">
              <text:list-header>
                <text:p text:style-name="P3">Joel Gould<text:line-break/>Director of Emerging Technologies<text:line-break/>Dragon Systems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opyright Information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Copyright Information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5"><text:span text:style-name="T1">This presentation was given to the Voice Coder’s group on June 25, 2000</text:span></text:p>
              </text:list-item>
              <text:list-item>
                <text:p text:style-name="P5"><text:span text:style-name="T1">The contents of this presentation are </text:span><text:span text:style-name="T1"><text:line-break/></text:span><text:span text:style-name="T1">© Copyright 2000 by Joel Gould</text:span></text:p>
              </text:list-item>
              <text:list-item>
                <text:p text:style-name="P5"><text:span text:style-name="T1">Permission is hereby given to freely distribute this presentation unmodified</text:span></text:p>
              </text:list-item>
              <text:list-item>
                <text:p text:style-name="P5"><text:span text:style-name="T1">Contact Joel Gould for more information</text:span><text:span text:style-name="T1"><text:line-break/></text:span><text:span text:style-name="T1">joelg@alum.mit.edu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Introduction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<text:span text:style-name="T1">Introduction</text:span>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3"><text:span text:style-name="T1">This presentation explains how to replace VDct, the dictation subsystem in Dragon NaturallySpeaking, with your own.</text:span></text:p>
              </text:list-item>
              <text:list-item>
                <text:p text:style-name="P3"><text:span text:style-name="T1">Based around NatLink, the Python Macro System for Dragon NaturallySpeaking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Licensing Restrictions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Licensing Restrictions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5"><text:span text:style-name="T1">NatLink requires that you have a legally licensed copy of Dragon NaturallySpeaking</text:span></text:p>
                <text:p text:style-name="P5"><text:span text:style-name="T1"/></text:p>
              </text:list-item>
              <text:list-item>
                <text:p text:style-name="P5"><text:span text:style-name="T1">To use NatLink you must also agree to the license agreement for the NatSpeak toolkit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">Soon Natlink will require the NatSpeak toolkit</text:span></text:p>
                  </text:list-item>
                  <text:list-item>
                    <text:p text:style-name="P6"><text:span text:style-name="T1">The NatSpeak toolkit is a free download from http://www.dragonsys.c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What is SAPI?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What is SAPI?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3"><text:span text:style-name="T1">Speech Application Programming Interface</text:span></text:p>
              </text:list-item>
              <text:list-item>
                <text:p text:style-name="P3"><text:span text:style-name="T1">Designed by Microsoft as a uniform way of supporting speech recognition in Windows</text:span></text:p>
              </text:list-item>
              <text:list-item>
                <text:p text:style-name="P3"><text:span text:style-name="T1">NatSpeak is architected to mirror SAPI 4.0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">Implements SAPI SR, VDct and VCmd APIs</text:span></text:p>
                  </text:list-item>
                  <text:list-item>
                    <text:p text:style-name="P7"><text:span text:style-name="T1">Although NatSpeak contains no Microsoft code</text:span></text:p>
                  </text:list-item>
                  <text:list-item>
                    <text:p text:style-name="P7"><text:span text:style-name="T1">Includes numerous Dragon-specific extens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API Architecture" draw:style-name="dp1" draw:master-page-name="Standaard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SAPI Architecture</text:p>
              </text:list-header>
            </text:list>
          </draw:text-box>
        </draw:frame>
        <draw:custom-shape draw:style-name="gr2" draw:text-style-name="P9" draw:layer="layout" svg:width="18.203cm" svg:height="1.023cm" svg:x="4.657cm" svg:y="12.912cm">
          <text:list text:style-name="L5">
            <text:list-header>
              <text:p text:style-name="P8"><text:span text:style-name="T2">“</text:span><text:span text:style-name="T2">SR” AP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5.715cm" svg:height="1.023cm" svg:x="4.657cm" svg:y="7.408cm">
          <text:list text:style-name="L5">
            <text:list-header>
              <text:p text:style-name="P8"><text:span text:style-name="T3">“</text:span><text:span text:style-name="T3">VCmd” AP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9" draw:layer="layout" svg:width="6.562cm" svg:height="1.023cm" svg:x="10.795cm" svg:y="7.408cm">
          <text:list text:style-name="L5">
            <text:list-header>
              <text:p text:style-name="P8"><text:span text:style-name="T3">“</text:span><text:span text:style-name="T3">VDct” AP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9" draw:layer="layout" svg:width="6.562cm" svg:height="4.101cm" svg:x="10.795cm" svg:y="8.467cm">
          <text:list text:style-name="L5">
            <text:list-header>
              <text:p text:style-name="P8"><text:span text:style-name="T2"/></text:p>
              <text:p text:style-name="P8"><text:span text:style-name="T2">Voice Dictation Support</text:span></text:p>
              <text:p text:style-name="P8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9" draw:layer="layout" svg:width="5.715cm" svg:height="4.101cm" svg:x="4.657cm" svg:y="8.467cm">
          <text:list text:style-name="L5">
            <text:list-header>
              <text:p text:style-name="P8"><text:span text:style-name="T2"/></text:p>
              <text:p text:style-name="P8"><text:span text:style-name="T2">Voice Command Support</text:span></text:p>
              <text:p text:style-name="P8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8.203cm" svg:height="3.339cm" svg:x="4.657cm" svg:y="13.758cm">
          <text:list text:style-name="L5">
            <text:list-header>
              <text:p text:style-name="P8"><text:span text:style-name="T2"/></text:p>
              <text:p text:style-name="P8"><text:span text:style-name="T2">Dragon NaturallySpeaking “Server”</text:span></text:p>
              <text:p text:style-name="P8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1" draw:layer="layout" svg:width="5.918cm" svg:height="2.965cm" svg:x="18.415cm" svg:y="9.547cm">
          <text:list text:style-name="L5">
            <text:list-header>
              <text:p text:style-name="P10"><text:span text:style-name="T4">Most NatLink funcs talk directly to this API. <text:s/>GramObj and ResObj inside here.</text:span></text:p>
            </text:list-header>
          </text:list>
          <draw:enhanced-geometry svg:viewBox="0 0 21600 21600" draw:type="line-callout-1" draw:modifiers="-8561.17587430309 27367.7680377613 -773 2287 -32722 -350460 -31869 -34976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11" draw:layer="layout" svg:width="5.918cm" svg:height="2.289cm" svg:x="18.415cm" svg:y="5.08cm">
          <text:list text:style-name="L5">
            <text:list-header>
              <text:p text:style-name="P10"><text:span text:style-name="T4">NatLink exposes this API through DictObj.</text:span></text:p>
            </text:list-header>
          </text:list>
          <draw:enhanced-geometry svg:viewBox="0 0 21600 21600" draw:type="line-callout-1" draw:modifiers="-7886.06183476939 25599.3013100437 -773 2957 -31177 -305110 -30324 -30441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11" draw:layer="layout" svg:width="7.197cm" svg:height="2.289cm" svg:x="9.313cm" svg:y="4.657cm">
          <text:list text:style-name="L5">
            <text:list-header>
              <text:p text:style-name="P10"><text:span text:style-name="T4">Not exposed by NatLink. <text:s/>Used for Professional Edition macros.</text:span></text:p>
            </text:list-header>
          </text:list>
          <draw:enhanced-geometry svg:viewBox="0 0 21600 21600" draw:type="line-callout-1" draw:modifiers="-11604.2233953876 30956.8558951965 -635 2287 2951 -297222 3653 -29652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Overview of Server Objects" draw:style-name="dp1" draw:master-page-name="Standaard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Overview of Server Objects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6"><text:span text:style-name="T5">Clients create grammar object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Command (CFG) grammars, like NatLink macros</text:span></text:p>
                  </text:list-item>
                  <text:list-item>
                    <text:p text:style-name="P12"><text:span text:style-name="T6">Dictation grammars, which return text words</text:span></text:p>
                  </text:list-item>
                  <text:list-item>
                    <text:p text:style-name="P12"><text:span text:style-name="T6">Selection grammars, for “Select XYZ”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Client registers a callback function for when that grammar is recognized</text:span></text:p>
              </text:list-item>
              <text:list-item>
                <text:p text:style-name="P6"><text:span text:style-name="T5">At end of recognition, server creates result object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Passes result object back to recognized grammar</text:span></text:p>
                  </text:list-item>
                  <text:list-item>
                    <text:p text:style-name="P12"><text:span text:style-name="T6">Result object can be queried for choice li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Natlink Interface to Server 1" draw:style-name="dp1" draw:master-page-name="Standaard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<text:span text:style-name="T1">Natlink Interface to Server 1</text:span>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6"><text:span text:style-name="T5">GramObj exposes grammar objects in Pytho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GramObj.load() creates grammar from binary</text:span></text:p>
                  </text:list-item>
                  <text:list-item>
                    <text:p text:style-name="P12"><text:span text:style-name="T6">Same function creates all 3 grammar types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GramObj.setResultsCallback() to register a callback when grammar is recognized</text:span></text:p>
              </text:list-item>
              <text:list-item>
                <text:p text:style-name="P6"><text:span text:style-name="T5">GrammarBase is a wrapper around GramObj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DictGramBase for dictation grammars</text:span></text:p>
                  </text:list-item>
                  <text:list-item>
                    <text:p text:style-name="P12"><text:span text:style-name="T6">SelectGramBase for selection grammars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Using the grammar base classes is optional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Have code to build binary form (which can be copied)</text:span></text:p>
                  </text:list-item>
                  <text:list-item>
                    <text:p text:style-name="P12"><text:span text:style-name="T6">Turns callbacks into calls of member func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NatLink Interface to Server 2" draw:style-name="dp1" draw:master-page-name="Standaard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<text:span text:style-name="T1">NatLink Interface to Server 2</text:span>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7"><text:span text:style-name="T5">ResObj exposes result objects in Python</text:span></text:p>
              </text:list-item>
              <text:list-item>
                <text:p text:style-name="P7"><text:span text:style-name="T5">Reference to ResObj is passed to callback function (GramObj.setResultCallback)</text:span></text:p>
              </text:list-item>
              <text:list-item>
                <text:p text:style-name="P7"><text:span text:style-name="T5">ResObj.getWords(N) returns recognized words for Nth choice</text:span></text:p>
              </text:list-item>
              <text:list-item>
                <text:p text:style-name="P7"><text:span text:style-name="T5">ResObj.correction() is used to train recognizer after correction</text:span></text:p>
              </text:list-item>
              <text:list-item>
                <text:p text:style-name="P7"><text:span text:style-name="T5">ResObj.getWave() returns wave for playback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VDct Overview" draw:style-name="dp1" draw:master-page-name="Standaard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<text:span text:style-name="T1">VDct Overview</text:span>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7"><text:span text:style-name="T5">VDct implements formatting and correction</text:span></text:p>
              </text:list-item>
              <text:list-item>
                <text:p text:style-name="P7"><text:span text:style-name="T5">Based on concept of “Hidden Edit Control”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VDct contains a copy of the user’s document</text:span></text:p>
                  </text:list-item>
                  <text:list-item>
                    <text:p text:style-name="P13"><text:span text:style-name="T6">If user types, changes made to user’s document are copied into VDct’s copy of text</text:span></text:p>
                  </text:list-item>
                  <text:list-item>
                    <text:p text:style-name="P13"><text:span text:style-name="T6">If user dictates, VDct inserts dictated text into its copy and then tells user’s document about the changes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DictObj exposes VDct object in Pytho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See windict.py (sample code) and natlink.txt (do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VDct: Example of Typing" draw:style-name="dp1" draw:master-page-name="Standaard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<text:span text:style-name="T1">VDct: Example of Typing</text:span>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3"><text:span text:style-name="T1">User types</text:span></text:p>
              </text:list-item>
              <text:list-item>
                <text:p text:style-name="P3"><text:span text:style-name="T1">Edit control updates its text</text:span></text:p>
              </text:list-item>
              <text:list-item>
                <text:p text:style-name="P3"><text:span text:style-name="T1">Text changes copied to VDct’s copy of text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">DictObj.setText()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VDct updates Select XYZ grammar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VDct: Example of Dictating" draw:style-name="dp1" draw:master-page-name="Standaard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<text:span text:style-name="T1">VDct: Example of Dictating</text:span>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3"><text:span text:style-name="T1">User dictates a phrase</text:span></text:p>
              </text:list-item>
              <text:list-item>
                <text:p text:style-name="P3"><text:span text:style-name="T1">VDct gets grammar callback with result</text:span></text:p>
              </text:list-item>
              <text:list-item>
                <text:p text:style-name="P3"><text:span text:style-name="T1">VDct formats text and inserts it in its copy</text:span></text:p>
              </text:list-item>
              <text:list-item>
                <text:p text:style-name="P3"><text:span text:style-name="T1">VDct calls back to edit control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">DictObj.setChangeCallback()</text:span></text:p>
                  </text:list-item>
                  <text:list-item>
                    <text:p text:style-name="P7"><text:span text:style-name="T1">Passes back information about the text change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Edit control updates its content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How to Replace VDct" draw:style-name="dp1" draw:master-page-name="Standaard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<text:span text:style-name="T1">How to Replace VDct</text:span>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6"><text:span text:style-name="T5">Design a module which talks directly to NatSpeak Server (using NatLink or in C++ directly)</text:span></text:p>
              </text:list-item>
              <text:list-item>
                <text:p text:style-name="P6"><text:span text:style-name="T5">Implement desired subset of VDct components</text:span></text:p>
              </text:list-item>
              <text:list-item>
                <text:p text:style-name="P6"><text:span text:style-name="T5">Interface to application can be anything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I recommend using the hidden edit control model and mimicking the same VDct data flow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No need to modify NatSpeak, your applications simply use your replacement VDct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NatSpeak editor, Microsoft Word, etc. will continue to use built-in version of VD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List of VDct Components 1" draw:style-name="dp1" draw:master-page-name="Standaard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<text:span text:style-name="T1">List of VDct Components 1</text:span>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7"><text:span text:style-name="T7">Dictation Grammar</text:span></text:p>
              </text:list-item>
              <text:list-item>
                <text:p text:style-name="P7"><text:span text:style-name="T7">Basic formatting 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Spacing, capitalization, etc. from punctuation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7">Advanced formatting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Dates, times, numbers, currency, phone numbers, etc.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7">Dictation context</text:span></text:p>
              </text:list-item>
              <text:list-item>
                <text:p text:style-name="P7"><text:span text:style-name="T7">Selection grammar</text:span></text:p>
              </text:list-item>
              <text:list-item>
                <text:p text:style-name="P7"><text:span text:style-name="T7">“</text:span><text:span text:style-name="T7">Scratch That” command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4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List of VDct Components 2" draw:style-name="dp1" draw:master-page-name="Standaard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<text:span text:style-name="T1">List of VDct Components 2</text:span>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3">Correction commands</text:p>
              </text:list-item>
            </text:list>
            <text:list text:style-name="L4">
              <text:list-item>
                <text:list>
                  <text:list-item>
                    <text:p text:style-name="P7">“Correct That”, “Spell That”, etc.</text:p>
                  </text:list-item>
                </text:list>
              </text:list-item>
            </text:list>
            <text:list text:style-name="L3">
              <text:list-item>
                <text:p text:style-name="P3">Choice list for correction</text:p>
              </text:list-item>
              <text:list-item>
                <text:p text:style-name="P3">Spelling grammar during correction</text:p>
              </text:list-item>
              <text:list-item>
                <text:p text:style-name="P3">Adaptation after correction</text:p>
              </text:list-item>
              <text:list-item>
                <text:p text:style-name="P3">“Resume With” command</text:p>
              </text:list-item>
              <text:list-item>
                <text:p text:style-name="P3">Playback of <text:s/>recorded speech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5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Implementing VDct Components" draw:style-name="dp1" draw:master-page-name="Standaard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<text:span text:style-name="T1">Implementing VDct Components</text:span></text:p>
              </text:list-header>
            </text:list>
          </draw:text-box>
        </draw:frame>
        <draw:custom-shape draw:style-name="gr11" draw:text-style-name="P15" draw:layer="layout" svg:width="3.175cm" svg:height="1.277cm" svg:x="11.642cm" svg:y="8.678cm">
          <text:list text:style-name="L5">
            <text:list-header>
              <text:p text:style-name="P14"><text:span text:style-name="T9">. . 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16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ictation Grammar" draw:style-name="dp1" draw:master-page-name="Standaard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Dictation Grammar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6"><text:span text:style-name="T5">Create an instance of DictGramBas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Wrapper around GramObj, defined in natlinkutils.py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Define gotResultsObject()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Called when recognition occurs</text:span></text:p>
                  </text:list-item>
                  <text:list-item>
                    <text:p text:style-name="P12"><text:span text:style-name="T6">Passed recognized words and ResObj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Activate the grammar whenever the target application has the focu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Use beginCallback() to test for active window</text:span></text:p>
                  </text:list-item>
                  <text:list-item>
                    <text:p text:style-name="P12"><text:span text:style-name="T6">Call activate() with window handle</text:span></text:p>
                    <text:list>
                      <text:list-item>
                        <text:p text:style-name="P16"><text:span text:style-name="T10">do not make your dictation grammar global, it will conflict with NaturalText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7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ictation Sample Code" draw:style-name="dp1" draw:master-page-name="Standaard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Dictation Sample Code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6">
              <text:list-header>
                <text:p text:style-name="P17"><text:span text:style-name="T11">class MyGrammar(DictGramBase):</text:span></text:p>
                <text:p text:style-name="P17"><text:span text:style-name="T11"/></text:p>
                <text:p text:style-name="P17"><text:span text:style-name="T11"><text:s text:c="4"/></text:span><text:span text:style-name="T11">def __init__(self):</text:span></text:p>
                <text:p text:style-name="P17"><text:span text:style-name="T11"><text:s text:c="8"/></text:span><text:span text:style-name="T11">DictGramBase.__init__(self)</text:span></text:p>
                <text:p text:style-name="P17"><text:span text:style-name="T11"><text:s text:c="8"/></text:span><text:span text:style-name="T11">self.load()</text:span></text:p>
                <text:p text:style-name="P17"><text:span text:style-name="T11"><text:s text:c="8"/></text:span><text:span text:style-name="T11">self.state = None</text:span></text:p>
                <text:p text:style-name="P17"><text:span text:style-name="T11"><text:s text:c="8"/></text:span><text:span text:style-name="T11">self.isActive = 0</text:span></text:p>
                <text:p text:style-name="P17"><text:span text:style-name="T11"/></text:p>
                <text:p text:style-name="P17"><text:span text:style-name="T11"><text:s text:c="4"/></text:span><text:span text:style-name="T11">def gotBegin(self, moduleInfo):</text:span></text:p>
                <text:p text:style-name="P17"><text:span text:style-name="T11"><text:s text:c="8"/></text:span><text:span text:style-name="T11">print 'Start of recognition...'</text:span></text:p>
                <text:p text:style-name="P17"><text:span text:style-name="T11"><text:s text:c="8"/></text:span><text:span text:style-name="T11">if not self.isActive:</text:span></text:p>
                <text:p text:style-name="P17"><text:span text:style-name="T11"><text:s text:c="12"/></text:span><text:span text:style-name="T11">self.activate(moduleInfo[2])</text:span></text:p>
                <text:p text:style-name="P17"><text:span text:style-name="T11"><text:s text:c="12"/></text:span><text:span text:style-name="T11">self.isActive = 1</text:span></text:p>
                <text:p text:style-name="P17"><text:span text:style-name="T11"/></text:p>
                <text:p text:style-name="P17"><text:span text:style-name="T11"><text:s text:c="4"/></text:span><text:span text:style-name="T11">def gotResults(self, words):</text:span></text:p>
                <text:p text:style-name="P17"><text:span text:style-name="T11"><text:s text:c="8"/></text:span><text:span text:style-name="T11">print 'Heard: &lt;%s&gt;' % string.join(words)</text:span></text:p>
                <text:p text:style-name="P17"><text:span text:style-name="T11"><text:s text:c="8"/></text:span><text:span text:style-name="T11">output, self.state = nsformat.formatWords(words, self.state)</text:span></text:p>
                <text:p text:style-name="P17"><text:span text:style-name="T11"><text:s text:c="8"/></text:span><text:span text:style-name="T11">print 'Formatted: &lt;%s&gt;' % output</text:span></text:p>
                <text:p text:style-name="P17"><text:span text:style-name="T11"/></text:p>
                <text:p text:style-name="P17"><text:span text:style-name="T11"/></text:p>
              </text:list-header>
            </text:list>
          </draw:text-box>
        </draw:frame>
        <draw:custom-shape draw:style-name="gr12" draw:text-style-name="P11" draw:layer="layout" svg:width="7.197cm" svg:height="1.613cm" svg:x="16.298cm" svg:y="4.868cm">
          <text:list text:style-name="L5">
            <text:list-header>
              <text:p text:style-name="P10"><text:span text:style-name="T4">Use DictGramBase for dictation grammars</text:span></text:p>
            </text:list-header>
          </text:list>
          <draw:enhanced-geometry svg:viewBox="0 0 21600 21600" draw:type="line-callout-1" draw:modifiers="-16093.4704084468 5888.47583643123 -635 2957 -19284 -303139 -18582 -30244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11" draw:layer="layout" svg:width="7.823cm" svg:height="1.613cm" svg:x="15.452cm" svg:y="7.62cm">
          <text:list text:style-name="L5">
            <text:list-header>
              <text:p text:style-name="P10"><text:span text:style-name="T12">Just call load(), there is no text form of the grammar</text:span></text:p>
            </text:list-header>
          </text:list>
          <draw:enhanced-geometry svg:viewBox="0 0 21600 21600" draw:type="line-callout-1" draw:modifiers="-20026.3803680982 3613.38289962825 -584 4181 -15402 -328761 -14757 -32806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11" draw:layer="layout" svg:width="7.399cm" svg:height="2.289cm" svg:x="16.087cm" svg:y="10.089cm">
          <text:list text:style-name="L5">
            <text:list-header>
              <text:p text:style-name="P10"><text:span text:style-name="T12">Activate like a command grammar except there is no rule name</text:span></text:p>
            </text:list-header>
          </text:list>
          <draw:enhanced-geometry svg:viewBox="0 0 21600 21600" draw:type="line-callout-1" draw:modifiers="-12060.972972973 16487.6855895197 -618 2957 -16902 -355989 -16219 -35529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5" draw:text-style-name="P11" draw:layer="layout" svg:width="8.466cm" svg:height="2.289cm" svg:x="14.817cm" svg:y="15.875cm">
          <text:list text:style-name="L5">
            <text:list-header>
              <text:p text:style-name="P10"><text:span text:style-name="T4">gotResults() is called with the list of recognized words; gotResultObject() also works</text:span></text:p>
            </text:list-header>
          </text:list>
          <draw:enhanced-geometry svg:viewBox="0 0 21600 21600" draw:type="line-callout-1" draw:modifiers="-8548.67131215307 -18006.288209607 -540 2957 -10451 -405924 -9855 -40522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2.7cm" svg:height="9.525cm" svg:x="3.175cm" svg:y="1.904cm" draw:page-number="18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cognition Hyphothesis" draw:style-name="dp1" draw:master-page-name="Standaard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<text:span text:style-name="T1">Recognition Hyphothesis</text:span>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6"><text:span text:style-name="T5">While speaking, current best guess at the recognized text is available (“hyphothesis”)</text:span></text:p>
              </text:list-item>
              <text:list-item>
                <text:p text:style-name="P6"><text:span text:style-name="T5">Define a hypothesisCallback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Will be passed a list of words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Format the words and display during recog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Either in the application window itself</text:span></text:p>
                  </text:list-item>
                  <text:list-item>
                    <text:p text:style-name="P12"><text:span text:style-name="T6">Or in a pop-up window like with NatSpeak</text:span></text:p>
                  </text:list-item>
                  <text:list-item>
                    <text:p text:style-name="P12"><text:span text:style-name="T6">Do not call back into NatLink from hyphothesis callback (wordInfo is not available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Seeing hypothesis displayed makes recognizer seem more responsive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9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Basic Formatting" draw:style-name="dp1" draw:master-page-name="Standaard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Basic Formatting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6"><text:span text:style-name="T5">Every word has an associated 32-bit wordInfo</text:span></text:p>
              </text:list-item>
              <text:list-item>
                <text:p text:style-name="P6"><text:span text:style-name="T5">Most of those bits control basic formatting</text:span></text:p>
              </text:list-item>
              <text:list-item>
                <text:p text:style-name="P6"><text:span text:style-name="T5">To format text, use a state machin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State is current capitalization/spacing state</text:span></text:p>
                  </text:list-item>
                  <text:list-item>
                    <text:p text:style-name="P12"><text:span text:style-name="T6">Input is 32-bit wordInfo value for each word</text:span></text:p>
                    <text:list>
                      <text:list-item>
                        <text:p text:style-name="P16"><text:span text:style-name="T10">NatSpeak never tests the spelling of the word</text:span></text:p>
                      </text:list-item>
                    </text:list>
                  </text:list-item>
                  <text:list-item>
                    <text:p text:style-name="P12"><text:span text:style-name="T6">Output is modified state, formatted text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Bits are defined in natlinkutils.py</text:span></text:p>
              </text:list-item>
              <text:list-item>
                <text:p text:style-name="P6"><text:span text:style-name="T5">Use VocEdit to look at flags for existing word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0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Formatting State Machine" draw:style-name="dp1" draw:master-page-name="Standaard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Formatting State Machine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6"><text:span text:style-name="T5">Now distributing a new file: nsformat.py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Will be part of next NatLink release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nsformat.py contains a simplified formatting state machine for NatSpeak</text:span></text:p>
              </text:list-item>
              <text:list-item>
                <text:p text:style-name="P6"><text:span text:style-name="T5">Handles capitalization and spacing for normal text</text:span></text:p>
              </text:list-item>
              <text:list-item>
                <text:p text:style-name="P6"><text:span text:style-name="T5">To use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output,state = formatWords(words,state)</text:span></text:p>
                  </text:list-item>
                  <text:list-item>
                    <text:p text:style-name="P12"><text:span text:style-name="T6">Use an initial state of None for empty document</text:span></text:p>
                  </text:list-item>
                  <text:list-item>
                    <text:p text:style-name="P12"><text:span text:style-name="T6">Or call formatWord for every word so you can record the formatting state after every wor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1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Formatting States" draw:style-name="dp1" draw:master-page-name="Standaard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Formatting States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6"><text:span text:style-name="T7">Remember the formatting state after every word</text:span></text:p>
              </text:list-item>
              <text:list-item>
                <text:p text:style-name="P6"><text:span text:style-name="T7">If the insertion point is moved, you can use the formatting state for that position in the document</text:span></text:p>
              </text:list-item>
              <text:list-item>
                <text:p text:style-name="P6"><text:span text:style-name="T7">If necessary, compute the formatting state by looking backwards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8">After normal word: </text:span><text:span text:style-name="T8"><text:line-break/></text:span><text:span text:style-name="T8"><text:tab/></text:span><text:span text:style-name="T8">formatting state = 0</text:span></text:p>
                  </text:list-item>
                  <text:list-item>
                    <text:p text:style-name="P18"><text:span text:style-name="T8">Start of document:</text:span><text:span text:style-name="T8"><text:line-break/></text:span><text:span text:style-name="T8"><text:tab/></text:span><text:span text:style-name="T8">flag_no_space_next, flag_active_cap_next</text:span></text:p>
                  </text:list-item>
                  <text:list-item>
                    <text:p text:style-name="P18"><text:span text:style-name="T8">After period:</text:span><text:span text:style-name="T8"><text:line-break/></text:span><text:span text:style-name="T8"><text:tab/></text:span><text:span text:style-name="T8">flag_two_spaces_next, flag_active_cap_n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2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Other Word Flags" draw:style-name="dp1" draw:master-page-name="Standaard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Other Word Flags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7"><text:span text:style-name="T7">Bit 0 – set for all user added word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This causes word to be marked in Voc Editor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7">Bit 3 – set to prevent deletion of word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Turn this off to allow word to be deleted</text:span></text:p>
                  </text:list-item>
                  <text:list-item>
                    <text:p text:style-name="P13"><text:span text:style-name="T8">Do not delete too many words marked as do-not-delete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7">Bit 29 – set if word added from Voc Builder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Causes word to be added with a lower LM score</text:span></text:p>
                  </text:list-item>
                  <text:list-item>
                    <text:p text:style-name="P13"><text:span text:style-name="T8">Use this flag when adding hundreds of words to avoid screwing up the language mod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3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Advanced Formatting" draw:style-name="dp1" draw:master-page-name="Standaard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Advanced Formatting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6"><text:span text:style-name="T5">NatSpeak’s VDct uses a chart parser to format dates, time, numbers, currency, etc.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one hundred dollars and two cents </text:span><text:span text:style-name="T13"></text:span><text:span text:style-name="T6"> $100.02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It is driven from a set of rewrite rule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If indicated sequence of tokens is seen in hidden edit,</text:span></text:p>
                  </text:list-item>
                  <text:list-item>
                    <text:p text:style-name="P12"><text:span text:style-name="T6">Compute a block of replacement text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If you want advanced formatting in your own VDct, you will have to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(1) Code a simple chart parser</text:span></text:p>
                  </text:list-item>
                  <text:list-item>
                    <text:p text:style-name="P12"><text:span text:style-name="T6">(2) Develop your own set of rewrite ru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4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ictation Context" draw:style-name="dp1" draw:master-page-name="Standaard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Dictation Context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7"><text:span text:style-name="T5">Recognition is more accurate if you tell recognizer the words just before cursor</text:span></text:p>
              </text:list-item>
              <text:list-item>
                <text:p text:style-name="P7"><text:span text:style-name="T5">Call DictGramBase.setContext() at recog start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Pass in text just before insertion point</text:span></text:p>
                  </text:list-item>
                  <text:list-item>
                    <text:p text:style-name="P13"><text:span text:style-name="T6">Include at least two words if possible</text:span></text:p>
                  </text:list-item>
                  <text:list-item>
                    <text:p text:style-name="P13"><text:span text:style-name="T6">Words after insertion point are not used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Not needed if cursor is not changed after dictatio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NatSpeak automatically remembers the last result as the context for the next recognition</text:span></text:p>
                    <text:p text:style-name="P13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5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election Grammar" draw:style-name="dp1" draw:master-page-name="Standaard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Selection Grammar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6"><text:span text:style-name="T5">NatSpeak has special grammar type to implement “Select XYZ”</text:span></text:p>
              </text:list-item>
              <text:list-item>
                <text:p text:style-name="P6"><text:span text:style-name="T5">Create an instance of SelectGramBas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Wrapper around gramObj, defined in natlinkutils.py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When creating the grammar, pass in a list of verb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NatSpeak uses “Select”, “Correct”, “Insert After”, …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At recog start, make sure grammar contains a copy of the text currently on the scree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SelectGramBase.setSelectText()</text:span></text:p>
                  </text:list-item>
                  <text:list-item>
                    <text:p text:style-name="P12"><text:span text:style-name="T6">NatSpeak automatically parses text into wor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6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Getting Selection Results" draw:style-name="dp1" draw:master-page-name="Standaard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Getting Selection Results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6"><text:span text:style-name="T5">Selection grammar gotResultsObject() gets called when user says “Select XYZ”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Results include the verb (select or correct)</text:span></text:p>
                  </text:list-item>
                  <text:list-item>
                    <text:p text:style-name="P12"><text:span text:style-name="T6">Results also include the range of text selected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NatSpeak automatically handles “Select XYZ through ABC”</text:span></text:p>
              </text:list-item>
              <text:list-item>
                <text:p text:style-name="P6"><text:span text:style-name="T5">NatSpeak does not always find closest text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Search through choice list to find alternatives</text:span></text:p>
                  </text:list-item>
                  <text:list-item>
                    <text:p text:style-name="P12"><text:span text:style-name="T6">Pick the alternative which is closest to curs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7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election Sample Code 1" draw:style-name="dp1" draw:master-page-name="Standaard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Selection Sample Code 1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6">
              <text:list-header>
                <text:p text:style-name="P19"><text:span text:style-name="T11">class MyGrammar(SelectGramBase):</text:span></text:p>
                <text:p text:style-name="P19"><text:span text:style-name="T11"/></text:p>
                <text:p text:style-name="P19"><text:span text:style-name="T11"><text:s text:c="4"/></text:span><text:span text:style-name="T11">def __init__(self):</text:span></text:p>
                <text:p text:style-name="P19"><text:span text:style-name="T11"><text:s text:c="8"/></text:span><text:span text:style-name="T11">DictGramBase.__init__(self)</text:span></text:p>
                <text:p text:style-name="P19"><text:span text:style-name="T11"><text:s text:c="8"/></text:span><text:span text:style-name="T11">self.load( ['Select', 'Correct'] )</text:span></text:p>
                <text:p text:style-name="P19"><text:span text:style-name="T11"><text:s text:c="8"/></text:span><text:span text:style-name="T11">self.setSelectText(textBuffer)</text:span></text:p>
                <text:p text:style-name="P19"><text:span text:style-name="T11"><text:s text:c="8"/></text:span><text:span text:style-name="T11">self.isActive = 0</text:span></text:p>
                <text:p text:style-name="P19"><text:span text:style-name="T11"/></text:p>
                <text:p text:style-name="P19"><text:span text:style-name="T11"><text:s text:c="4"/></text:span><text:span text:style-name="T11">def gotBegin(self, moduleInfo):</text:span></text:p>
                <text:p text:style-name="P19"><text:span text:style-name="T11"><text:s text:c="8"/></text:span><text:span text:style-name="T11">print 'Start of recognition...'</text:span></text:p>
                <text:p text:style-name="P19"><text:span text:style-name="T11"><text:s text:c="8"/></text:span><text:span text:style-name="T11">if not self.isActive:</text:span></text:p>
                <text:p text:style-name="P19"><text:span text:style-name="T11"><text:s text:c="12"/></text:span><text:span text:style-name="T11">self.activate(moduleInfo[2])</text:span></text:p>
                <text:p text:style-name="P19"><text:span text:style-name="T11"><text:s text:c="12"/></text:span><text:span text:style-name="T11">self.isActive = 1</text:span></text:p>
                <text:p text:style-name="P19"><text:span text:style-name="T11"/></text:p>
                <text:p text:style-name="P19"><text:span text:style-name="T11"><text:s text:c="4"/></text:span><text:span text:style-name="T11">def gotResults(self, words, startPos, endPos):</text:span></text:p>
                <text:p text:style-name="P19"><text:span text:style-name="T11"><text:s text:c="8"/></text:span><text:span text:style-name="T11"># Print the results of the Select recognition</text:span></text:p>
                <text:p text:style-name="P19"><text:span text:style-name="T11"><text:s text:c="8"/></text:span><text:span text:style-name="T11">print 'Heard: &lt;%s&gt;' % string.join(words)</text:span></text:p>
                <text:p text:style-name="P19"><text:span text:style-name="T11"><text:s text:c="8"/></text:span><text:span text:style-name="T11">output = textBuffer</text:span></text:p>
                <text:p text:style-name="P19"><text:span text:style-name="T11"><text:s text:c="8"/></text:span><text:span text:style-name="T11">output = ( output[:startPos] + '&lt;' +</text:span></text:p>
                <text:p text:style-name="P19"><text:span text:style-name="T11"><text:s text:c="12"/></text:span><text:span text:style-name="T11">output[startPos:endPos] + '&gt;' + output[endPos:] )</text:span></text:p>
                <text:p text:style-name="P19"><text:span text:style-name="T11"><text:s text:c="8"/></text:span><text:span text:style-name="T11">print 'Top choice =',output</text:span></text:p>
                <text:p text:style-name="P19"><text:span text:style-name="T11"/></text:p>
              </text:list-header>
            </text:list>
          </draw:text-box>
        </draw:frame>
        <draw:custom-shape draw:style-name="gr16" draw:text-style-name="P11" draw:layer="layout" svg:width="6.562cm" svg:height="2.289cm" svg:x="16.298cm" svg:y="9.525cm">
          <text:list text:style-name="L5">
            <text:list-header>
              <text:p text:style-name="P10"><text:span text:style-name="T12">Tell the selection grammar the block of text to select within</text:span></text:p>
            </text:list-header>
          </text:list>
          <draw:enhanced-geometry svg:viewBox="0 0 21600 21600" draw:type="line-callout-1" draw:modifiers="-11160.3839707451 -11516.8558951965 -697 2957 -19756 -350733 -18987 -35003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7" draw:text-style-name="P11" draw:layer="layout" svg:width="7.197cm" svg:height="1.613cm" svg:x="16.298cm" svg:y="4.868cm">
          <text:list text:style-name="L5">
            <text:list-header>
              <text:p text:style-name="P10"><text:span text:style-name="T4">Use SelectGramBase for selection grammars</text:span></text:p>
            </text:list-header>
          </text:list>
          <draw:enhanced-geometry svg:viewBox="0 0 21600 21600" draw:type="line-callout-1" draw:modifiers="-16093.4704084468 5888.47583643123 -635 2957 -19284 -303139 -18582 -30244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8" draw:text-style-name="P11" draw:layer="layout" svg:width="6.139cm" svg:height="1.613cm" svg:x="17.568cm" svg:y="7.108cm">
          <text:list text:style-name="L5">
            <text:list-header>
              <text:p text:style-name="P10"><text:span text:style-name="T12">Call load() and pass in a list of verbs</text:span></text:p>
            </text:list-header>
          </text:list>
          <draw:enhanced-geometry svg:viewBox="0 0 21600 21600" draw:type="line-callout-1" draw:modifiers="-12164.9511400651 7026.02230483271 -745 4181 -27078 -330794 -26255 -3300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9" draw:text-style-name="P11" draw:layer="layout" svg:width="6.13cm" svg:height="2.289cm" svg:x="18.203cm" svg:y="12.912cm">
          <text:list text:style-name="L5">
            <text:list-header>
              <text:p text:style-name="P10"><text:span text:style-name="T4">gotResults() returns the range of one possible selection</text:span></text:p>
            </text:list-header>
          </text:list>
          <draw:enhanced-geometry svg:viewBox="0 0 21600 21600" draw:type="line-callout-1" draw:modifiers="-8265.14434839341 2990.04366812227 -746 2957 -29354 -398450 -28531 -39775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2.7cm" svg:height="9.525cm" svg:x="3.175cm" svg:y="1.904cm" draw:page-number="28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election Sample Code 2" draw:style-name="dp1" draw:master-page-name="Standaard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Selection Sample Code 2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5"><text:span text:style-name="T14">You need to search the choice list for all blocks of text which match the selection</text:span></text:p>
              </text:list-item>
            </text:list>
            <text:list text:style-name="L6">
              <text:list-header>
                <text:p text:style-name="P20"><text:span text:style-name="T15"/></text:p>
                <text:p text:style-name="P20"><text:span text:style-name="T15">def gotResultsObject(self,recogType,resObj):</text:span></text:p>
                <text:p text:style-name="P20"><text:span text:style-name="T15"><text:s text:c="4"/></text:span><text:span text:style-name="T15">self.ranges = []</text:span></text:p>
                <text:p text:style-name="P20"><text:span text:style-name="T15"><text:s text:c="4"/></text:span><text:span text:style-name="T15">try:</text:span></text:p>
                <text:p text:style-name="P20"><text:span text:style-name="T15"><text:s text:c="8"/></text:span><text:span text:style-name="T15">bestScore = resObj.getWordInfo(0)[0][2]</text:span></text:p>
                <text:p text:style-name="P20"><text:span text:style-name="T15"><text:s text:c="8"/></text:span><text:span text:style-name="T15">for i in range(100):</text:span></text:p>
                <text:p text:style-name="P20"><text:span text:style-name="T15"><text:s text:c="12"/></text:span><text:span text:style-name="T15">wordInfo = resObj.getWordInfo(i)</text:span></text:p>
                <text:p text:style-name="P20"><text:span text:style-name="T15"><text:s text:c="12"/></text:span><text:span text:style-name="T15">if wordInfo[0][2] != bestScore:</text:span></text:p>
                <text:p text:style-name="P20"><text:span text:style-name="T15"><text:s text:c="16"/></text:span><text:span text:style-name="T15">return</text:span></text:p>
                <text:p text:style-name="P20"><text:span text:style-name="T15"><text:s text:c="12"/></text:span><text:span text:style-name="T15">self.ranges.append(resObj.getSelectInfo(self.gramObj, i))</text:span></text:p>
                <text:p text:style-name="P20"><text:span text:style-name="T15"><text:s text:c="4"/></text:span><text:span text:style-name="T15">except natlink.OutOfRange:</text:span></text:p>
                <text:p text:style-name="P20"><text:span text:style-name="T15"><text:s text:c="8"/></text:span><text:span text:style-name="T15">return</text:span></text:p>
                <text:p text:style-name="P20"><text:span text:style-name="T15"/></text:p>
                <text:p text:style-name="P20"><text:span text:style-name="T15"/></text:p>
              </text:list-header>
            </text:list>
          </draw:text-box>
        </draw:frame>
        <draw:custom-shape draw:style-name="gr20" draw:text-style-name="P11" draw:layer="layout" svg:width="6.341cm" svg:height="2.289cm" svg:x="17.78cm" svg:y="8.467cm">
          <text:list text:style-name="L5">
            <text:list-header>
              <text:p text:style-name="P10"><text:span text:style-name="T4">Score is 3</text:span><text:span text:style-name="T16">rd</text:span><text:span text:style-name="T4"> element of wordInfo tuple for first word in result</text:span></text:p>
            </text:list-header>
          </text:list>
          <draw:enhanced-geometry svg:viewBox="0 0 21600 21600" draw:type="line-callout-1" draw:modifiers="-9117.50236518448 15516.1572052402 -721 2957 -26932 -339892 -26136 -33919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1" draw:text-style-name="P11" draw:layer="layout" svg:width="8.678cm" svg:height="2.289cm" svg:x="14.182cm" svg:y="15.452cm">
          <text:list text:style-name="L5">
            <text:list-header>
              <text:p text:style-name="P10"><text:span text:style-name="T12">Look up the selection range for every entry in the choice list with the same score</text:span></text:p>
            </text:list-header>
          </text:list>
          <draw:enhanced-geometry svg:viewBox="0 0 21600 21600" draw:type="line-callout-1" draw:modifiers="-10547.3902523332 -19383.4061135371 -527 2957 -10723 -433519 -10141 -43282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2.7cm" svg:height="9.525cm" svg:x="3.175cm" svg:y="1.904cm" draw:page-number="29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ictation Commands" draw:style-name="dp1" draw:master-page-name="Standaard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Dictation Commands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5"><text:span text:style-name="T1">You can create command grammars inside of your VDct for correction and formatting</text:span></text:p>
              </text:list-item>
              <text:list-item>
                <text:p text:style-name="P5"><text:span text:style-name="T1">Create an instance of GrammarBase</text:span></text:p>
              </text:list-item>
              <text:list-item>
                <text:p text:style-name="P5"><text:span text:style-name="T1">Pass a set of rules to GrammarBase.load()</text:span></text:p>
              </text:list-item>
              <text:list-item>
                <text:p text:style-name="P5"><text:span text:style-name="T1">Command processing is the same as when you use NatLink as a macro system</text:span></text:p>
              </text:list-item>
              <text:list-item>
                <text:p text:style-name="P5"><text:span text:style-name="T1">Use command grammars for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">Scratch That, Correct That, Spell That, 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0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Undo, Redo, Scratch That" draw:style-name="dp1" draw:master-page-name="Standaard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Undo, Redo, Scratch That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3"><text:span text:style-name="T1">Implement your own undo/redo stack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">Algorithms are very easy and well understood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“</text:span><text:span text:style-name="T1">Scratch That” is like an undo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">But does nothing if last change was not speech</text:span></text:p>
                  </text:list-item>
                  <text:list-item>
                    <text:p text:style-name="P7"><text:span text:style-name="T1">Multiple Scratch That’s do multiple undos</text:span></text:p>
                  </text:list-item>
                  <text:list-item>
                    <text:p text:style-name="P7"><text:span text:style-name="T1">But, undo should undo Scratch That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You are free to define your own behavior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1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orrection Commands" draw:style-name="dp1" draw:master-page-name="Standaard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Correction Commands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7"><text:span text:style-name="T5">You will have to implement your own correction commands and mechanism</text:span></text:p>
              </text:list-item>
              <text:list-item>
                <text:p text:style-name="P7"><text:span text:style-name="T5">Use command grammar for correction cmd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&lt;cmd1&gt; = correct that</text:span></text:p>
                  </text:list-item>
                  <text:list-item>
                    <text:p text:style-name="P13"><text:span text:style-name="T6">&lt;cmd2&gt; = spell that [ &lt;dgnletters&gt; ]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Create your own user interface for correction</text:span></text:p>
              </text:list-item>
              <text:list-item>
                <text:p text:style-name="P7"><text:span text:style-name="T5">Remember that you know what text is selected</text:span></text:p>
              </text:list-item>
            </text:list>
            <text:list text:style-name="L6">
              <text:list-header>
                <text:p text:style-name="P21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2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reating a Choice List" draw:style-name="dp1" draw:master-page-name="Standaard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Creating a Choice List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7"><text:span text:style-name="T5">ResObj can be queried for choice list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ResObj.getWords(N) for Nth choice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If you are correcting only part of an utterance, you have to extract choices from list: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ResObj.getWordInfo() returns word times</text:span></text:p>
                  </text:list-item>
                  <text:list-item>
                    <text:p text:style-name="P13"><text:span text:style-name="T6">Look up word start and end time for word/phrase being corrected</text:span></text:p>
                  </text:list-item>
                  <text:list-item>
                    <text:p text:style-name="P13"><text:span text:style-name="T6">Search through other choices to find word/phrases which similar start and end times</text:span></text:p>
                    <text:p text:style-name="P13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3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Backup Dictionary" draw:style-name="dp1" draw:master-page-name="Standaard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Backup Dictionary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7"><text:span text:style-name="T5">Once the user start typing, you will have to get words from a word list</text:span></text:p>
              </text:list-item>
              <text:list-item>
                <text:p text:style-name="P7"><text:span text:style-name="T5">You can not use Dragon’s word list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The iterator function has not been exposed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Find a list of words from somewhere else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Build a dictionary which can be queried by prefix</text:span></text:p>
                  </text:list-item>
                  <text:list-item>
                    <text:p text:style-name="P13"><text:span text:style-name="T6">You do not need prons, once you have a word list NatSpeak can look up the prons in its own dictiona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4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Adapting after Correction" draw:style-name="dp1" draw:master-page-name="Standaard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Adapting after Correction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3"><text:span text:style-name="T1">After a real correction, perform adaptatio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">Compute the words which match the whole utterance (only a part may have been corrected)</text:span></text:p>
                  </text:list-item>
                  <text:list-item>
                    <text:p text:style-name="P7"><text:span text:style-name="T1">Call ResObj.correction()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Recognizer may reject is correction is too different from utterance to use for training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">No further action is required in either c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5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“Resume With” Command" draw:style-name="dp1" draw:master-page-name="Standaard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“Resume With” Command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7"><text:span text:style-name="T5">“</text:span><text:span text:style-name="T5">Resume With &lt;word&gt; &lt;more text&gt;”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Where &lt;word&gt; was dictated recently</text:span></text:p>
                  </text:list-item>
                  <text:list-item>
                    <text:p text:style-name="P13"><text:span text:style-name="T6">Replaces everything after &lt;word&gt; with &lt;more text&gt;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If you want this command, you will have to implement it with a command grammar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&lt;rule&gt; = resume with {words} &lt;dgndictation&gt;</text:span></text:p>
                  </text:list-item>
                  <text:list-item>
                    <text:p text:style-name="P13"><text:span text:style-name="T6">Set list “words” with last N words dictated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When grammar is recognized, modify the text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6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Using Playback" draw:style-name="dp1" draw:master-page-name="Standaard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Using Playback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7"><text:span text:style-name="T5">You can get the wave for any result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resObj.getWave()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Wave is 11.025Khz, 16 bit, mono</text:span></text:p>
              </text:list-item>
              <text:list-item>
                <text:p text:style-name="P7"><text:span text:style-name="T5">Playback using Windows multimedia API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You will have to find or write your own code for this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To play part of an utterance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Index into the wave using the word starts</text:span></text:p>
                  </text:list-item>
                  <text:list-item>
                    <text:p text:style-name="P13"><text:span text:style-name="T6">From resObj.getWordInfo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7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Implementation Hints" draw:style-name="dp1" draw:master-page-name="Standaard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<text:span text:style-name="T1">Implementation Hints</text:span></text:p>
              </text:list-header>
            </text:list>
          </draw:text-box>
        </draw:frame>
        <draw:custom-shape draw:style-name="gr22" draw:text-style-name="P15" draw:layer="layout" svg:width="3.175cm" svg:height="1.277cm" svg:x="11.642cm" svg:y="8.678cm">
          <text:list text:style-name="L5">
            <text:list-header>
              <text:p text:style-name="P14"><text:span text:style-name="T9">. . 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38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Keeping Track of Results" draw:style-name="dp1" draw:master-page-name="Standaard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Keeping Track of Results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7"><text:span text:style-name="T5">For many of the VDct algorithms you need to know what result object corresponds to a block of text on the scree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For example: correction and playback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Remember the result objects passed to gotResultsObject() for the dictation grammar</text:span></text:p>
              </text:list-item>
              <text:list-item>
                <text:p text:style-name="P7"><text:span text:style-name="T5">Keep a link between the copy of the user’s text and the result object for that dictated text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9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Handling Text Modifications" draw:style-name="dp1" draw:master-page-name="Standaard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Handling Text Modifications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5"><text:span text:style-name="T1">What happens if user types or overspeaks a portion of an utterance?</text:span></text:p>
              </text:list-item>
              <text:list-item>
                <text:p text:style-name="P5"><text:span text:style-name="T1">NatSpeak version 1 and 2 simply discarded the result object for the modified text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">This prevented adaptation and playback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">Modern NatSpeaks try to keep track of sections of result object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">But this extreme is probably not necessa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0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Keeping Text Synchronized" draw:style-name="dp1" draw:master-page-name="Standaard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<text:span text:style-name="T1">Keeping Text Synchronized</text:span>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6"><text:span text:style-name="T5">Keep the real text and VDct’s copy of the text synchronized at all times</text:span></text:p>
              </text:list-item>
              <text:list-item>
                <text:p text:style-name="P6"><text:span text:style-name="T5">It is best to update VDct as soon as user changes the edit control (i.e. by typing)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This allows VDct to update Select grammar</text:span></text:p>
                  </text:list-item>
                  <text:list-item>
                    <text:p text:style-name="P12"><text:span text:style-name="T6">Makes it easier to keep text and results aligned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For correctness, it is enough to update the contents of the hidden edit control at recognition start</text:span></text:p>
              </text:list-item>
              <text:list-item>
                <text:p text:style-name="P6"><text:span text:style-name="T5">It is also best to lock out user input in the middle of recognitio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To avoid user changes at the same time as dic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1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cognition Start Bookkeeping" draw:style-name="dp1" draw:master-page-name="Standaard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Recognition Start Bookkeeping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6"><text:span text:style-name="T5">gotBeginCallback() is called at start of every recognition</text:span></text:p>
              </text:list-item>
              <text:list-item>
                <text:p text:style-name="P6"><text:span text:style-name="T5">Recognizer will pause until you return from func.</text:span></text:p>
              </text:list-item>
              <text:list-item>
                <text:p text:style-name="P6"><text:span text:style-name="T5">During callback, do bookkeeping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Make sure text is synchronized with application</text:span></text:p>
                  </text:list-item>
                  <text:list-item>
                    <text:p text:style-name="P12"><text:span text:style-name="T6">Get the location of the insertion point from the app.</text:span></text:p>
                  </text:list-item>
                  <text:list-item>
                    <text:p text:style-name="P12"><text:span text:style-name="T6">Activate or deactivate grammars</text:span></text:p>
                  </text:list-item>
                  <text:list-item>
                    <text:p text:style-name="P12"><text:span text:style-name="T6">Update select grammar from text</text:span></text:p>
                  </text:list-item>
                  <text:list-item>
                    <text:p text:style-name="P12"><text:span text:style-name="T6">Update dictation context</text:span></text:p>
                  </text:list-item>
                  <text:list-item>
                    <text:p text:style-name="P12"><text:span text:style-name="T6">Update “Resume With” word li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2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Mixing Commands in Dictation" draw:style-name="dp1" draw:master-page-name="Standaard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Mixing Commands in Dictation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6"><text:span text:style-name="T5">Command (and select) grammars are only recognized when surrounded by pauses</text:span></text:p>
              </text:list-item>
              <text:list-item>
                <text:p text:style-name="P6"><text:span text:style-name="T5">It is possible to implement pause-less commands when you rewrite VDct</text:span></text:p>
              </text:list-item>
              <text:list-item>
                <text:p text:style-name="P6"><text:span text:style-name="T5">Write your commands in some CFG format</text:span></text:p>
              </text:list-item>
              <text:list-item>
                <text:p text:style-name="P6"><text:span text:style-name="T5">Scan every dictation result for a sequence of words which matches CFG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For example, with a chart parser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Remove those words from the text to be inserted <text:s/>and execute the command action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3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Managing Words" draw:style-name="dp1" draw:master-page-name="Standaard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Managing Words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6"><text:span text:style-name="T5">addWord() adds a word to dictation stat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You do not need to specify the pron, NatSpeak will either lookup the pron or guess it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Be sure to set the word flag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dgnwordflag_useradded for all new words</text:span></text:p>
                  </text:list-item>
                  <text:list-item>
                    <text:p text:style-name="P12"><text:span text:style-name="T6">dgnwordflag_topicadded if adding lots of words</text:span></text:p>
                  </text:list-item>
                  <text:list-item>
                    <text:p text:style-name="P12"><text:span text:style-name="T6">Other formatting flags as appropiate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NatSpeak’s VDct automatically adds any words which are in the user’s document if they are also in the backup dictionary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Use getWordInfo() to see if the word is in backup dic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4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Who Calls Whom" draw:style-name="dp1" draw:master-page-name="Standaard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Who Calls Whom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6"><text:span text:style-name="T5">To use NatLink (or NatSpeak), you must be in a Windows message loop for receive callbacks</text:span></text:p>
              </text:list-item>
              <text:list-item>
                <text:p text:style-name="P6"><text:span text:style-name="T5">You can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Write a NatLink grammar file which will be loaded automatically; in this case the message loop is inside NatSpeak itself</text:span></text:p>
                  </text:list-item>
                  <text:list-item>
                    <text:p text:style-name="P12"><text:span text:style-name="T6">Be run from a Win32 GUI which includes a message loop (like DoModal() in winspch.py)</text:span></text:p>
                  </text:list-item>
                  <text:list-item>
                    <text:p text:style-name="P12"><text:span text:style-name="T6">Or, include a call to natlink.waitForSpeech() which enters a message box modal loop (like dictsamp.p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5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ummary" draw:style-name="dp1" draw:master-page-name="Standaard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Summary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6"><text:span text:style-name="T5">VDct is designed for dictating English text</text:span></text:p>
              </text:list-item>
              <text:list-item>
                <text:p text:style-name="P6"><text:span text:style-name="T5">Its behavior makes it hard to use for programming</text:span></text:p>
              </text:list-item>
              <text:list-item>
                <text:p text:style-name="P6"><text:span text:style-name="T5">But most VDct functionality can be written outside of NatSpeak, using the Server API</text:span></text:p>
              </text:list-item>
              <text:list-item>
                <text:p text:style-name="P6"><text:span text:style-name="T5">By replacing VDct, you can change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Formatting, correction mechanism, correction commands, selection behavior, etc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NatLink wraps enough of Server API to make it possible to rewrite VDct in Python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6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All Done" draw:style-name="dp1" draw:master-page-name="Titel1" presentation:presentation-page-layout-name="AL1T0" presentation:use-date-time-name="dtd1">
        <draw:frame presentation:style-name="pr1" draw:text-style-name="P2" draw:layer="layout" svg:width="21.59cm" svg:height="3.175cm" svg:x="2.672cm" svg:y="5.348cm" presentation:class="title" presentation:user-transformed="true">
          <draw:text-box>
            <text:list text:style-name="L1">
              <text:list-header>
                <text:p text:style-name="P1">All Done</text:p>
              </text:list-header>
            </text:list>
          </draw:text-box>
        </draw:frame>
        <draw:frame presentation:style-name="pr2" draw:text-style-name="P2" draw:layer="layout" svg:width="17.78cm" svg:height="4.868cm" svg:x="4.577cm" svg:y="10.385cm" presentation:class="subtitle" presentation:user-transformed="true">
          <draw:text-box>
            <text:list text:style-name="L2">
              <text:list-header>
                <text:p text:style-name="P3">“Microphone Off”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7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0800000008097A79302.jpg" xlink:type="simple" xlink:show="embed" xlink:actuate="onLoad"/>
    <draw:marker draw:name="Arrow" svg:viewBox="0 0 20 30" svg:d="M10 0l-10 30h20z"/>
    <draw:stroke-dash draw:name="Dash_20_10" draw:display-name="Dash 10" draw:style="rect" draw:dots1="1" draw:dots1-length="0.017cm" draw:distance="0.01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02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402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402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402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402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402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402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402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402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402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2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solid" draw:fill-color="#8c735a" draw:textarea-horizontal-align="center" draw:textarea-vertical-align="middle" draw:shadow="visible" draw:shadow-offset-x="0.212cm" draw:shadow-offset-y="0.212cm" draw:shadow-color="#000000"/>
      <style:paragraph-properties fo:text-align="center"/>
    </style:style>
    <style:style style:name="Standaard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ard-notes" style:family="presentation">
      <style:graphic-properties draw:stroke="none" draw:fill="none">
        <text:list-style style:name="Standa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ard-outline1">
          <text:list-level-style-bullet text:level="1" text:bullet-char="">
            <style:list-level-properties text:min-label-width="0.952cm"/>
            <style:text-properties fo:font-family="'Monotype Sorts'" style:font-pitch="variable" style:font-charset="x-symbol" fo:color="#ce9964" fo:font-size="9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ce9964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ce9964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ce9964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ce9964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ce99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ce99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ce99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ce9964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ce9964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2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graphic-properties>
        <text:list-style style:name="Standaard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ce9964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ce9964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ce9964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ce9964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ce9964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ce99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ce99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ce99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ce9964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ce9964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2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ard-outline3" style:family="presentation" style:parent-style-name="Standaard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02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ard-outline4" style:family="presentation" style:parent-style-name="Standa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2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ard-outline5" style:family="presentation" style:parent-style-name="Standa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2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ard-outline6" style:family="presentation" style:parent-style-name="Standa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2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ard-outline7" style:family="presentation" style:parent-style-name="Standa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2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ard-outline8" style:family="presentation" style:parent-style-name="Standa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2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ard-outline9" style:family="presentation" style:parent-style-name="Standa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2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number text:level="1" style:num-format="">
            <style:list-level-properties/>
            <style:text-properties fo:color="#ce9964" fo:font-size="9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ce9964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ce9964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ce9964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08366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Standaard-title">
          <text:list-level-style-number text:level="1" style:num-format="">
            <style:list-level-properties/>
            <style:text-properties fo:color="#996633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6633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8c735a" draw:textarea-horizontal-align="center" draw:textarea-vertical-align="middle" draw:shadow="visible" draw:shadow-offset-x="0.212cm" draw:shadow-offset-y="0.212cm" draw:shadow-color="#000000"/>
      <style:paragraph-properties fo:text-align="center"/>
    </style:style>
    <style:style style:name="Titel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>
        <text:list-style style:name="Titel1-outline1">
          <text:list-level-style-number text:level="1" style:num-format="">
            <style:list-level-properties/>
            <style:text-properties fo:color="#ce9964" fo:font-size="9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ce9964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ce9964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ce9964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08366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graphic-properties>
        <text:list-style style:name="Titel1-outline2">
          <text:list-level-style-bullet text:level="1" text:bullet-char="">
            <style:list-level-properties/>
            <style:text-properties fo:font-family="'Monotype Sorts'" style:font-pitch="variable" style:font-charset="x-symbol" fo:color="#ce9964" fo:font-size="90%"/>
          </text:list-level-style-bullet>
          <text:list-level-style-number text:level="2" style:num-format="">
            <style:list-level-properties/>
            <style:text-properties fo:color="#ce9964" fo:font-size="100%"/>
          </text:list-level-style-number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ce9964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ce9964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</text:list-style>
      </style:graphic-properties>
      <style:paragraph-properties fo:margin-left="1.27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402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2.54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402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3.81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402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08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02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08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02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08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02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08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02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08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02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fill-color="#ce9964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>
        <text:list-style style:name="Titel1-subtitle">
          <text:list-level-style-number text:level="1" style:num-format="">
            <style:list-level-properties/>
            <style:text-properties fo:color="#ce9964" fo:font-size="9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ce9964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ce9964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ce9964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08366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fill-color="#ce9964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a08366">
        <text:list-style style:name="Titel1-title">
          <text:list-level-style-number text:level="1" style:num-format="">
            <style:list-level-properties/>
            <style:text-properties fo:color="#996633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6633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8c735a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00cc99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00cc99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00cc99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00cc99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fbfae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09cm" svg:stroke-color="#a08366" draw:stroke-linejoin="miter" svg:stroke-linecap="square" draw:fill="none" draw:fill-color="#ce9964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bitmap" draw:fill-color="#ffffcc" draw:fill-image-name="Bitmape_20_1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Standaard-backgroundobjects">
      <style:graphic-properties draw:stroke="none" draw:fill="none" draw:fill-color="#ce9964" draw:auto-grow-height="false" draw:auto-grow-width="false" fo:min-height="1.271cm" fo:min-width="0cm" fo:wrap-option="wrap"/>
    </style:style>
    <style:style style:name="Mpr2" style:family="presentation" style:parent-style-name="Titel1-backgroundobjects" style:list-style-name="ML3">
      <style:graphic-properties draw:stroke="none" draw:fill="none" draw:fill-color="#ce9964" draw:auto-grow-height="false" draw:auto-grow-width="false" fo:min-height="1.271cm" fo:min-width="0cm" fo:wrap-option="wrap"/>
    </style:style>
    <style:style style:name="Mpr3" style:family="presentation" style:parent-style-name="Titel1-backgroundobjects" style:list-style-name="ML3">
      <style:graphic-properties draw:stroke="none" draw:fill="none" draw:fill-color="#ce9964" draw:auto-grow-height="false" draw:auto-grow-width="false" fo:min-height="1.271cm" fo:min-width="0cm" fo:wrap-option="wrap"/>
    </style:style>
    <style:style style:name="Mpr4" style:family="presentation" style:parent-style-name="Titel1-backgroundobjects" style:list-style-name="ML3">
      <style:graphic-properties draw:stroke="none" draw:fill="none" draw:fill-color="#ce9964" draw:auto-grow-height="false" draw:auto-grow-width="false" fo:min-height="1.271cm" fo:min-width="0cm" fo:wrap-option="wrap"/>
    </style:style>
    <style:style style:name="Mpr5" style:family="presentation" style:parent-style-name="Titel1-backgroundobjects">
      <style:graphic-properties draw:stroke="none" draw:fill="none" draw:fill-color="#00cc99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el1-backgroundobjects">
      <style:graphic-properties draw:stroke="none" draw:fill="none" draw:fill-color="#00cc99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margin-left="0cm" fo:margin-right="0cm" fo:margin-top="0.308cm" fo:margin-bottom="0cm" fo:text-indent="0cm"/>
    </style:style>
    <style:style style:name="MP9" style:family="paragraph">
      <style:paragraph-properties fo:margin-left="0cm" fo:margin-right="0cm" fo:margin-top="0.308cm" fo:margin-bottom="0cm" fo:text-indent="0cm" style:writing-mode="lr-tb" style:font-independent-line-spacing="true"/>
    </style:style>
    <style:style style:name="MP10" style:family="paragraph">
      <style:paragraph-properties fo:margin-left="0cm" fo:margin-right="0cm" fo:margin-top="0.308cm" fo:margin-bottom="0cm" fo:text-align="center" fo:text-indent="0cm"/>
    </style:style>
    <style:style style:name="MP11" style:family="paragraph">
      <style:paragraph-properties fo:margin-left="0cm" fo:margin-right="0cm" fo:margin-top="0.308cm" fo:margin-bottom="0cm" fo:text-align="center" fo:text-indent="0cm" style:writing-mode="lr-tb" style:font-independent-line-spacing="true"/>
    </style:style>
    <style:style style:name="MP12" style:family="paragraph">
      <style:paragraph-properties fo:margin-left="0cm" fo:margin-right="0cm" fo:margin-top="0.308cm" fo:margin-bottom="0cm" fo:text-align="end" fo:text-indent="0cm"/>
    </style:style>
    <style:style style:name="MP13" style:family="paragraph">
      <style:paragraph-properties fo:margin-left="0cm" fo:margin-right="0cm" fo:margin-top="0.308cm" fo:margin-bottom="0cm" fo:text-align="end" fo:text-indent="0cm" style:writing-mode="lr-tb" style:font-independent-line-spacing="true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fo:color="#a08366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a08366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402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402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402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402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402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402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402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402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402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4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getal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Standaard" style:page-layout-name="PM1" draw:style-name="Mdp1">
      <draw:g>
        <draw:custom-shape draw:style-name="Mgr6" draw:text-style-name="MP6" draw:layer="backgroundobjects" svg:width="23.164cm" svg:height="17.754cm" svg:x="1.482cm" svg:y="0.661cm">
          <text:p/>
          <draw:enhanced-geometry svg:viewBox="0 0 21600 21600" draw:type="rectangle" draw:enhanced-path="M 0 0 L 21600 0 21600 21600 0 21600 0 0 Z N"/>
        </draw:custom-shape>
        <draw:frame draw:name="minispir" draw:style-name="Mgr7" draw:text-style-name="MP7" draw:layer="backgroundobjects" svg:width="2.955cm" svg:height="19.05cm" svg:x="0cm" svg:y="0cm">
          <draw:image xlink:href="Pictures/100002000000005D000002584CC204D1.png" xlink:type="simple" xlink:show="embed" xlink:actuate="onLoad">
            <text:p/>
          </draw:image>
        </draw:frame>
        <draw:line draw:style-name="Mgr8" draw:text-style-name="MP7" draw:layer="backgroundobjects" svg:x1="2.822cm" svg:y1="4.445cm" svg:x2="24.342cm" svg:y2="4.445cm">
          <text:p/>
        </draw:line>
      </draw:g>
      <draw:frame presentation:style-name="Standaard-title" draw:layer="backgroundobjects" svg:width="21.59cm" svg:height="3.175cm" svg:x="2.752cm" svg:y="1.269cm" presentation:class="title" presentation:placeholder="true">
        <draw:text-box/>
      </draw:frame>
      <draw:frame presentation:style-name="Standaard-outline1" draw:layer="backgroundobjects" svg:width="21.59cm" svg:height="11.43cm" svg:x="2.752cm" svg:y="5.08cm" presentation:class="outline" presentation:placeholder="true">
        <draw:text-box/>
      </draw:frame>
      <draw:frame presentation:style-name="Mpr1" draw:layer="backgroundobjects" svg:width="5.291cm" svg:height="1.27cm" svg:x="2.751cm" svg:y="16.933cm" presentation:class="date-time">
        <draw:text-box>
          <text:list text:style-name="ML2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3cm" svg:height="1.27cm" svg:x="9.524cm" svg:y="16.933cm" presentation:class="footer">
        <draw:text-box>
          <text:list text:style-name="ML2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292cm" svg:height="1.27cm" svg:x="19.05cm" svg:y="16.933cm" presentation:class="page-number">
        <draw:text-box>
          <text:list text:style-name="ML2">
            <text:list-header>
              <text:p><text:page-number>&lt;getal&gt;</text:page-number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2"><presentation:head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2"><presentation:date-time/></text:span></text:p>
              </text:list-header>
            </text:list>
          </draw:text-box>
        </draw:frame>
        <draw:page-thumbnail presentation:style-name="Standaard-title" draw:layer="backgroundobjects" svg:width="12.7cm" svg:height="9.525cm" svg:x="3.175cm" svg:y="1.904cm" presentation:class="page"/>
        <draw:frame presentation:style-name="Standaard-notes" draw:layer="backgroundobjects" svg:width="13.97cm" svg:height="11.43cm" svg:x="2.54cm" svg:y="12.065cm" presentation:class="notes" presentation:placeholder="true">
          <draw:text-box/>
        </draw:frame>
        <draw:frame draw:style-name="Mgr4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2"><presentation:footer/></text:span></text:p>
              </text:list-header>
            </text:list>
          </draw:text-box>
        </draw:frame>
        <draw:frame draw:style-name="Mgr5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2"><text:page-number>&lt;getal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g>
        <draw:custom-shape draw:style-name="Mgr9" draw:text-style-name="MP6" draw:layer="backgroundobjects" svg:width="23.164cm" svg:height="17.754cm" svg:x="1.482cm" svg:y="0.661cm">
          <text:p/>
          <draw:enhanced-geometry svg:viewBox="0 0 21600 21600" draw:type="rectangle" draw:enhanced-path="M 0 0 L 21600 0 21600 21600 0 21600 0 0 Z N"/>
        </draw:custom-shape>
        <draw:frame draw:name="minispir" draw:style-name="Mgr7" draw:text-style-name="MP7" draw:layer="backgroundobjects" svg:width="2.955cm" svg:height="19.05cm" svg:x="0cm" svg:y="0cm">
          <draw:image xlink:href="Pictures/100002000000005D000002584CC204D1.png" xlink:type="simple" xlink:show="embed" xlink:actuate="onLoad">
            <text:p/>
          </draw:image>
        </draw:frame>
      </draw:g>
      <draw:frame presentation:style-name="Titel1-title" draw:layer="backgroundobjects" svg:width="21.59cm" svg:height="3.175cm" svg:x="2.672cm" svg:y="5.348cm" presentation:class="title" presentation:placeholder="true">
        <draw:text-box/>
      </draw:frame>
      <draw:frame presentation:style-name="Titel1-subtitle" draw:layer="backgroundobjects" svg:width="17.78cm" svg:height="4.868cm" svg:x="4.577cm" svg:y="10.385cm" presentation:class="subtitle" presentation:placeholder="true">
        <draw:text-box/>
      </draw:frame>
      <draw:frame presentation:style-name="Mpr2" draw:text-style-name="MP9" draw:layer="backgroundobjects" svg:width="5.292cm" svg:height="1.27cm" svg:x="2.672cm" svg:y="16.947cm" presentation:class="date-time">
        <draw:text-box>
          <text:list text:style-name="ML3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3" draw:text-style-name="MP11" draw:layer="backgroundobjects" svg:width="8.043cm" svg:height="1.27cm" svg:x="9.445cm" svg:y="16.947cm" presentation:class="footer">
        <draw:text-box>
          <text:list text:style-name="ML3">
            <text:list-header>
              <text:p text:style-name="MP10"><text:span text:style-name="MT3"><presentation:footer/></text:span></text:p>
            </text:list-header>
          </text:list>
        </draw:text-box>
      </draw:frame>
      <draw:frame presentation:style-name="Mpr4" draw:text-style-name="MP13" draw:layer="backgroundobjects" svg:width="5.291cm" svg:height="1.27cm" svg:x="18.97cm" svg:y="16.947cm" presentation:class="page-number">
        <draw:text-box>
          <text:list text:style-name="ML3">
            <text:list-header>
              <text:p text:style-name="MP12"><text:span text:style-name="MT3"><text:page-number>&lt;getal&gt;</text:page-number></text:span></text:p>
            </text:list-header>
          </text:list>
        </draw:text-box>
      </draw:frame>
      <draw:frame presentation:style-name="Titel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2"><presentation:header/></text:span></text:p>
              </text:list-header>
            </text:list>
          </draw:text-box>
        </draw:frame>
        <draw:frame presentation:style-name="Mpr6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2"><presentation:date-time/></text:span></text:p>
              </text:list-header>
            </text:list>
          </draw:text-box>
        </draw:frame>
        <draw:page-thumbnail presentation:style-name="Titel1-title" draw:layer="backgroundobjects" svg:width="12.7cm" svg:height="9.525cm" svg:x="3.175cm" svg:y="1.904cm" presentation:class="page"/>
        <draw:frame presentation:style-name="Titel1-notes" draw:layer="backgroundobjects" svg:width="13.97cm" svg:height="11.43cm" svg:x="2.54cm" svg:y="12.065cm" presentation:class="notes" presentation:placeholder="true">
          <draw:text-box/>
        </draw:frame>
        <draw:frame presentation:style-name="Mpr7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2"><presentation:footer/></text:span></text:p>
              </text:list-header>
            </text:list>
          </draw:text-box>
        </draw:frame>
        <draw:frame presentation:style-name="Mpr8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2"><text:page-number>&lt;getal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NatLink: A Python Macro System for Dragon NaturallySpeaking</dc:title>
    <meta:initial-creator>Preferred Customer</meta:initial-creator>
    <meta:creation-date>1999-11-08T14:00:21</meta:creation-date>
    <dc:creator>Joel Gould</dc:creator>
    <dc:date>2000-06-25T13:14:16</dc:date>
    <meta:print-date>1999-11-09T21:02:25</meta:print-date>
    <meta:editing-cycles>37</meta:editing-cycles>
    <meta:editing-duration>P1DT8H24M42S</meta:editing-duration>
    <meta:document-statistic meta:object-count="249"/>
    <meta:generator>OpenOffice/4.1.5$Win32 OpenOffice.org_project/415m1$Build-9789</meta:generator>
  </office:meta>
</office:document-meta>
</file>